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3177*"/>
    </style:style>
    <style:style style:name="Table1.B" style:family="table-column">
      <style:table-column-properties style:column-width="11.396cm" style:rel-column-width="646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3177*"/>
    </style:style>
    <style:style style:name="Table2.B" style:family="table-column">
      <style:table-column-properties style:column-width="11.396cm" style:rel-column-width="6461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3177*"/>
    </style:style>
    <style:style style:name="Table3.B" style:family="table-column">
      <style:table-column-properties style:column-width="11.396cm" style:rel-column-width="6461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3177*"/>
    </style:style>
    <style:style style:name="Table4.B" style:family="table-column">
      <style:table-column-properties style:column-width="11.396cm" style:rel-column-width="6461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3177*"/>
    </style:style>
    <style:style style:name="Table5.B" style:family="table-column">
      <style:table-column-properties style:column-width="11.396cm" style:rel-column-width="6461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04cm" style:rel-column-width="3177*"/>
    </style:style>
    <style:style style:name="Table6.B" style:family="table-column">
      <style:table-column-properties style:column-width="11.396cm" style:rel-column-width="6461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3177*"/>
    </style:style>
    <style:style style:name="Table7.B" style:family="table-column">
      <style:table-column-properties style:column-width="11.396cm" style:rel-column-width="6461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a16" officeooo:paragraph-rsid="001efa16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1efa16" style:font-size-asian="14pt" style:font-size-complex="14pt"/>
    </style:style>
    <style:style style:name="P4" style:family="paragraph" style:parent-style-name="Standard">
      <style:text-properties fo:font-size="14pt" officeooo:rsid="001efa16" officeooo:paragraph-rsid="0020ba78" style:font-size-asian="14pt" style:font-size-complex="14pt"/>
    </style:style>
    <style:style style:name="P5" style:family="paragraph" style:parent-style-name="Standard">
      <style:text-properties officeooo:rsid="002df687" officeooo:paragraph-rsid="002df687"/>
    </style:style>
    <style:style style:name="P6" style:family="paragraph" style:parent-style-name="Standard">
      <style:text-properties officeooo:rsid="00314f61" officeooo:paragraph-rsid="00314f61"/>
    </style:style>
    <style:style style:name="P7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efa16" officeooo:paragraph-rsid="0020ba78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15" style:family="paragraph" style:parent-style-name="Heading_20_3">
      <style:text-properties fo:font-size="12pt" fo:font-weight="normal" officeooo:rsid="001efa16" officeooo:paragraph-rsid="0020ba78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18" style:family="paragraph" style:parent-style-name="Table_20_Contents">
      <style:text-properties fo:font-size="12pt" officeooo:paragraph-rsid="0023d6e9" style:font-size-asian="12pt" style:font-size-complex="12pt"/>
    </style:style>
    <style:style style:name="P19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20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21" style:family="paragraph" style:parent-style-name="Table_20_Contents">
      <style:text-properties fo:font-size="12pt" officeooo:rsid="00247878" officeooo:paragraph-rsid="002d5012" style:font-size-asian="12pt" style:font-size-complex="12pt"/>
    </style:style>
    <style:style style:name="P22" style:family="paragraph" style:parent-style-name="Table_20_Contents">
      <style:text-properties fo:font-size="12pt" officeooo:paragraph-rsid="00247878" style:font-size-asian="12pt" style:font-size-complex="12pt"/>
    </style:style>
    <style:style style:name="P23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24" style:family="paragraph" style:parent-style-name="Table_20_Contents">
      <style:text-properties fo:font-size="12pt" officeooo:paragraph-rsid="002d5012" style:font-size-asian="12pt" style:font-size-complex="12pt"/>
    </style:style>
    <style:style style:name="P25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26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27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28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29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30" style:family="paragraph" style:parent-style-name="Table_20_Contents">
      <style:text-properties fo:color="#ff0000" fo:font-size="12pt" officeooo:rsid="00247878" officeooo:paragraph-rsid="002d5012" style:font-size-asian="12pt" style:font-size-complex="12pt"/>
    </style:style>
    <style:style style:name="P31" style:family="paragraph" style:parent-style-name="Table_20_Contents">
      <style:text-properties fo:color="#ff0000" fo:font-size="12pt" officeooo:rsid="00247878" officeooo:paragraph-rsid="00302b17" style:font-size-asian="12pt" style:font-size-complex="12pt"/>
    </style:style>
    <style:style style:name="P32" style:family="paragraph" style:parent-style-name="Table_20_Contents">
      <style:text-properties fo:color="#ff0000" fo:font-size="12pt" officeooo:rsid="002f4e2f" officeooo:paragraph-rsid="00302b17" style:font-size-asian="12pt" style:font-size-complex="12pt"/>
    </style:style>
    <style:style style:name="P33" style:family="paragraph" style:parent-style-name="Table_20_Contents">
      <style:paragraph-properties fo:margin-left="0.801cm" fo:margin-right="0cm" fo:text-indent="0cm" style:auto-text-indent="false"/>
      <style:text-properties fo:color="#ff0000" fo:font-size="12pt" officeooo:rsid="002f4e2f" officeooo:paragraph-rsid="00302b17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f2c7e"/>
    </style:style>
    <style:style style:name="T3" style:family="text">
      <style:text-properties fo:font-size="12pt" fo:font-weight="bold" officeooo:rsid="001f2c7e" style:font-size-asian="12pt" style:font-weight-asian="bold" style:font-size-complex="12pt" style:font-weight-complex="bold"/>
    </style:style>
    <style:style style:name="T4" style:family="text">
      <style:text-properties officeooo:rsid="00220d01"/>
    </style:style>
    <style:style style:name="T5" style:family="text">
      <style:text-properties officeooo:rsid="0023d6e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c7e" style:font-weight-asian="normal" style:font-weight-complex="normal"/>
    </style:style>
    <style:style style:name="T8" style:family="text">
      <style:text-properties fo:font-weight="normal" officeooo:rsid="00247878" style:font-weight-asian="normal" style:font-weight-complex="normal"/>
    </style:style>
    <style:style style:name="T9" style:family="text">
      <style:text-properties fo:font-weight="normal" officeooo:rsid="002b9526" style:font-weight-asian="normal" style:font-weight-complex="normal"/>
    </style:style>
    <style:style style:name="T10" style:family="text">
      <style:text-properties fo:font-weight="normal" officeooo:rsid="002d5012" style:font-weight-asian="normal" style:font-weight-complex="normal"/>
    </style:style>
    <style:style style:name="T11" style:family="text">
      <style:text-properties officeooo:rsid="00247878"/>
    </style:style>
    <style:style style:name="T12" style:family="text">
      <style:text-properties officeooo:rsid="0025907d"/>
    </style:style>
    <style:style style:name="T13" style:family="text">
      <style:text-properties officeooo:rsid="002852cf"/>
    </style:style>
    <style:style style:name="T14" style:family="text">
      <style:text-properties officeooo:rsid="002a2f1e"/>
    </style:style>
    <style:style style:name="T15" style:family="text">
      <style:text-properties officeooo:rsid="002d5012"/>
    </style:style>
    <style:style style:name="T16" style:family="text">
      <style:text-properties officeooo:rsid="002e84c0"/>
    </style:style>
    <style:style style:name="T17" style:family="text">
      <style:text-properties officeooo:rsid="00302b17"/>
    </style:style>
    <style:style style:name="T18" style:family="text">
      <style:text-properties officeooo:rsid="0030dc41"/>
    </style:style>
    <style:style style:name="T19" style:family="text">
      <style:text-properties officeooo:rsid="0030ea4d"/>
    </style:style>
    <style:style style:name="T20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<text:span text:style-name="T1">rojet : Conception d’un navigateur Web</text:span></text:p>
      <text:p text:style-name="P1"/>
      <text:p text:style-name="P4">I <text:span text:style-name="T3">–</text:span> Cahier des charges</text:p>
      <text:h text:style-name="P15" text:outline-level="3">1 <text:span text:style-name="T2">–</text:span> Contexte et définition du problème</text:h>
      <text:p text:style-name="P9">Pour ses bes<text:span text:style-name="T12">o</text:span>ins professionnels, notre <text:span text:style-name="T12">professeur</text:span> a besoin de <text:span text:style-name="T12">donner à ces élèves un projet à réaliser selon les principes du génie logiciel vu précédement en cours.</text:span></text:p>
      <text:p text:style-name="P8">2 <text:span text:style-name="T2">–</text:span> Objectif du projet</text:p>
      <text:p text:style-name="P7">Notre <text:span text:style-name="T12">professeur</text:span> a besoin d’un outil lui permettant d’afficher des pages web et d’intéragir avec celles-ci.</text:p>
      <text:p text:style-name="P8">3 <text:span text:style-name="T2">–</text:span> Périmètre</text:p>
      <text:p text:style-name="P9">Ce logiciel sera installé sur un ordinateur avec le système d’exploitation d<text:span text:style-name="T13">e notre professeur</text:span>, mais pourra éventuellement être déployé sur d’autres ordinateurs.</text:p>
      <text:p text:style-name="P9">4 – Description foncti<text:span text:style-name="T14">o</text:span>nnelle des besoins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6">Fonction : <text:span text:style-name="T4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16">Objectif</text:p>
          </table:table-cell>
          <table:table-cell table:style-name="Table1.B2" office:value-type="string">
            <text:p text:style-name="P16">Accéder facilement <text:span text:style-name="T5">aux pages web.</text:span></text:p>
          </table:table-cell>
        </table:table-row>
        <table:table-row>
          <table:table-cell table:style-name="Table1.A2" office:value-type="string">
            <text:p text:style-name="P16">Description</text:p>
          </table:table-cell>
          <table:table-cell table:style-name="Table1.B2" office:value-type="string">
            <text:p text:style-name="P16">L'ouverture d<text:span text:style-name="T5">u navigateur</text:span> est possible à travers un raccourci sur le bureau. <text:span text:style-name="T5">Cette ouverture s’accompage d’un chargement des préférences utilisateur, favoris et historique des sessions précédentes.</text:span></text:p>
            <text:p text:style-name="P27">Une page web correspond à une suite d’éléments avec un ordre de mise en page :</text:p>
            <text:p text:style-name="P27">- texte (police, taille, couleur, attribut)</text:p>
            <text:p text:style-name="P27">- image (dimension, contenu)</text:p>
            <text:p text:style-name="P27">- lien (dirige vers une autre page web, texte et/ou image « reconnaissable »)</text:p>
            <text:p text:style-name="P28">- mise en page :</text:p>
            <text:p text:style-name="P33">- alinéa : <text:span text:style-name="T17">retour à la ligne</text:span></text:p>
            <text:p text:style-name="P33">- paragraphe : <text:span text:style-name="T17">retour à la ligne + indentation de la première ligne + interligne spécifique</text:span></text:p>
            <text:p text:style-name="P33">- listeN/listeU : suite arbitrairement longue d’items</text:p>
            <text:p text:style-name="P33">- blocs indentés : <text:span text:style-name="T17">indentation de tout le texte</text:span></text:p>
          </table:table-cell>
        </table:table-row>
        <table:table-row>
          <table:table-cell table:style-name="Table1.A2" office:value-type="string">
            <text:p text:style-name="P16">Contraintes / règles de gestion</text:p>
          </table:table-cell>
          <table:table-cell table:style-name="Table1.B2" office:value-type="string">
            <text:p text:style-name="P19">Les pages web doivent être visible le plus possible (éviter les scroll inutiles).</text:p>
            <text:p text:style-name="P23">Il faut qu’une icône soit créée sur le bureau.</text:p>
            <text:p text:style-name="P27">Il faut que l’url affiché corresponde à la page web actuellement visitée.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8">Fonction : <text:span text:style-name="T7">sauvegarder les sites internet </text:span><text:span text:style-name="T9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18">Objectif</text:p>
          </table:table-cell>
          <table:table-cell table:style-name="Table2.B2" office:value-type="string">
            <text:p text:style-name="P18">Accéder facilement <text:span text:style-name="T5">aux sites internet appréciées par l’utilisateur même dans les session précédentes</text:span></text:p>
          </table:table-cell>
        </table:table-row>
        <table:table-row>
          <table:table-cell table:style-name="Table2.A2" office:value-type="string">
            <text:p text:style-name="P18">Description</text:p>
          </table:table-cell>
          <table:table-cell table:style-name="Table2.B2" office:value-type="string">
            <text:p text:style-name="P17">On doit pouvoir enregistrer le site internet dans une section nommée Favoris et l’en retirer.</text:p>
            <text:p text:style-name="P29">Un favoris doit être un moyen de charger une page.</text:p>
          </table:table-cell>
        </table:table-row>
        <text:soft-page-break/>
        <table:table-row>
          <table:table-cell table:style-name="Table2.A2" office:value-type="string">
            <text:p text:style-name="P18">Contraintes / règles de gestion</text:p>
          </table:table-cell>
          <table:table-cell table:style-name="Table2.B2" office:value-type="string">
            <text:p text:style-name="P17">L’<text:span text:style-name="T19">url</text:span> sauvegardé doit <text:span text:style-name="T19">correspondre à la <text:s/>page</text:span> <text:span text:style-name="T11">qui est </text:span>actuellement visité<text:span text:style-name="T11">e</text:span>.</text:p>
            <text:p text:style-name="P17">Les favoris doivent être classé<text:span text:style-name="T11">s</text:span> par ordre de référencement (fréquence de visite).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8">Fonction : <text:span text:style-name="T8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18">Objectif</text:p>
          </table:table-cell>
          <table:table-cell table:style-name="Table3.B2" office:value-type="string">
            <text:p text:style-name="P18">Accéder facilement <text:span text:style-name="T11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18">Description</text:p>
          </table:table-cell>
          <table:table-cell table:style-name="Table3.B2" office:value-type="string">
            <text:p text:style-name="P20">Aller sur la page précédente et que cette page soit dans le même « état » que la visite précédente.</text:p>
          </table:table-cell>
        </table:table-row>
        <table:table-row>
          <table:table-cell table:style-name="Table3.A2" office:value-type="string">
            <text:p text:style-name="P18">Contraintes / règles de gestion</text:p>
          </table:table-cell>
          <table:table-cell table:style-name="Table3.B2" office:value-type="string">
            <text:p text:style-name="P20"><text:s/>Cette page précédente doit être dans le même « état » que la précédente visite de cette page.</text:p>
            <text:p text:style-name="P20">Il faut qu’il y ait une page précédente pour pouvoir y avoir accès.</text:p>
            <text:p text:style-name="P29">Il y a un accès page précédente par onglet/fenêtre.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2">Fonction : <text:span text:style-name="T8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22">Objectif</text:p>
          </table:table-cell>
          <table:table-cell table:style-name="Table4.B2" office:value-type="string">
            <text:p text:style-name="P22">Accéder facilement <text:span text:style-name="T11">à la page suivante</text:span></text:p>
          </table:table-cell>
        </table:table-row>
        <table:table-row>
          <table:table-cell table:style-name="Table4.A2" office:value-type="string">
            <text:p text:style-name="P22">Description</text:p>
          </table:table-cell>
          <table:table-cell table:style-name="Table4.B2" office:value-type="string">
            <text:p text:style-name="P20">Aller sur la page <text:span text:style-name="T15">suivante.</text:span></text:p>
          </table:table-cell>
        </table:table-row>
        <table:table-row>
          <table:table-cell table:style-name="Table4.A2" office:value-type="string">
            <text:p text:style-name="P22">Contraintes / règles de gestion</text:p>
          </table:table-cell>
          <table:table-cell table:style-name="Table4.B2" office:value-type="string">
            <text:p text:style-name="P20"><text:s/>Cette page <text:span text:style-name="T15">suivante</text:span> doit être dans le même « état » que la précédente visite de cette page.</text:p>
            <text:p text:style-name="P20">Il faut qu’il y ait une page <text:span text:style-name="T15">suivante</text:span> pour pouvoir y avoir accès.</text:p>
            <text:p text:style-name="P29">Il y a un accès page suivante par onglet/fenêtre.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4">Fonction : <text:span text:style-name="T10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24">Objectif</text:p>
          </table:table-cell>
          <table:table-cell table:style-name="Table5.B2" office:value-type="string">
            <text:p text:style-name="P25">L’utilisateur doit pouvoir sauvagerder ces préférences.</text:p>
          </table:table-cell>
        </table:table-row>
        <table:table-row>
          <table:table-cell table:style-name="Table5.A2" office:value-type="string">
            <text:p text:style-name="P24">Description</text:p>
          </table:table-cell>
          <table:table-cell table:style-name="Table5.B2" office:value-type="string">
            <text:p text:style-name="P30">- <text:span text:style-name="T15">page d’accueil</text:span></text:p>
            <text:p text:style-name="P31">- <text:span text:style-name="T18">text : police, taille, couleur, attribut</text:span></text:p>
            <text:p text:style-name="P32">- lien : <text:span text:style-name="T15">police, taille, couleur, attribut</text:span></text:p>
            <text:p text:style-name="P32">- paragraphe : <text:span text:style-name="T17">indentation, interligne</text:span></text:p>
            <text:p text:style-name="P32">- blocs indentés : <text:span text:style-name="T18">indentation</text:span></text:p>
          </table:table-cell>
        </table:table-row>
        <table:table-row>
          <table:table-cell table:style-name="Table5.A2" office:value-type="string">
            <text:p text:style-name="P24">Contraintes / règles de gestion</text:p>
          </table:table-cell>
          <table:table-cell table:style-name="Table5.B2" office:value-type="string">
            <text:p text:style-name="P21"><text:span text:style-name="T15">Il doit exister des valeurs par défaut car les préférences utilisateur ne sont pas obligatoires.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4">Fonction : <text:span text:style-name="T19">mutli-</text:span><text:span text:style-name="T10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24">Objectif</text:p>
          </table:table-cell>
          <table:table-cell table:style-name="Table6.B2" office:value-type="string">
            <text:p text:style-name="P25">Utiliser plusieurs onglets<text:span text:style-name="T6">/fenêtres</text:span> simulatinement</text:p>
          </table:table-cell>
        </table:table-row>
        <table:table-row>
          <table:table-cell table:style-name="Table6.A2" office:value-type="string">
            <text:p text:style-name="P24">Description</text:p>
          </table:table-cell>
          <table:table-cell table:style-name="Table6.B2" office:value-type="string">
            <text:p text:style-name="P25">Sur la même session d’utilisation, on doit pouvoir ouvrir et utiliser plusieurs onglets<text:span text:style-name="T6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24">Contraintes / règles de gestion</text:p>
          </table:table-cell>
          <table:table-cell table:style-name="Table6.B2" office:value-type="string">
            <text:p text:style-name="P25">L’utilisation de plusieurs onglets<text:span text:style-name="T6">/fenêtres</text:span> n’est pas obligatoire.</text:p>
            <text:p text:style-name="P29">Il n’y a qu’un onglet/fenêtre qui s’ouvre au lancement du programme.</text:p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4">Fonction : <text:span text:style-name="T10">sauvegarde de tout les sites visités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24">Objectif</text:p>
          </table:table-cell>
          <table:table-cell table:style-name="Table7.B2" office:value-type="string">
            <text:p text:style-name="P25">Sauvegarde d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24">Description</text:p>
          </table:table-cell>
          <table:table-cell table:style-name="Table7.B2" office:value-type="string">
            <text:p text:style-name="P25">Construction d’un historique qui correspond à une liste d’url.</text:p>
          </table:table-cell>
        </table:table-row>
        <table:table-row>
          <table:table-cell table:style-name="Table7.A2" office:value-type="string">
            <text:p text:style-name="P24">Contraintes / règles de gestion</text:p>
          </table:table-cell>
          <table:table-cell table:style-name="Table7.B2" office:value-type="string">
            <text:p text:style-name="P26">L’historique ne doit pas être redondant et avoir un système <text:span text:style-name="T16">d’affichage pratique par référencement. Il a une taille limité, lorsqu’onn atteind cette limite, il faut supprimer des url (les plus anciens et les moins référencés).</text:span></text:p>
          </table:table-cell>
        </table:table-row>
      </table:table>
      <text:p text:style-name="P11"/>
      <text:p text:style-name="P11">5 – Enveloppe budgétaire</text:p>
      <text:p text:style-name="P12">Ce projet ne nécessite aucun budget.</text:p>
      <text:p text:style-name="P11">6 – Délais</text:p>
      <text:p text:style-name="P12">Nous devons rendre le cahier des charge, spécifications fonctionnelles et détaillées pour avant les vacances de noël 2018.</text:p>
      <text:p text:style-name="P3">II – Spécifications fonctionnelles</text:p>
      <text:p text:style-name="P1"/>
      <text:p text:style-name="P5">Diagramme ULM :</text:p>
      <text:p text:style-name="P1"/>
      <text:p text:style-name="P3">III – Spécifications détaillées</text:p>
      <text:p text:style-name="P1"/>
      <text:p text:style-name="P5">Diagramme de contexte :</text:p>
      <text:p text:style-name="P6"><text:span text:style-name="T20"/></text:p>
      <text:p text:style-name="P6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1-19T21:55:53.680705545</dc:date>
    <meta:editing-duration>PT31M</meta:editing-duration>
    <meta:editing-cycles>5</meta:editing-cycles>
    <meta:generator>LibreOffice/5.1.6.2$Linux_X86_64 LibreOffice_project/10m0$Build-2</meta:generator>
    <meta:document-statistic meta:table-count="7" meta:image-count="0" meta:object-count="0" meta:page-count="3" meta:paragraph-count="88" meta:word-count="710" meta:character-count="4537" meta:non-whitespace-character-count="3903"/>
  </office:meta>
</office:document-meta>
</file>